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メイリオ1" svg:font-family="メイリオ" style:font-family-generic="roman" style:font-pitch="variable"/>
    <style:font-face style:name="游明朝" svg:font-family="游明朝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13cm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メイリオ" fo:font-size="72pt" fo:font-weight="bold" style:font-name-asian="メイリオ" style:font-size-asian="72pt" style:font-size-complex="72pt"/>
    </style:style>
    <style:style style:name="P3" style:family="paragraph">
      <style:text-properties style:font-name="游明朝" fo:font-size="80pt" style:font-name-asian="游明朝" style:font-size-asian="80pt" style:font-size-complex="80pt"/>
    </style:style>
    <style:style style:name="P4" style:family="paragraph">
      <loext:graphic-properties draw:fill="none" draw:fill-color="#ffffff"/>
      <style:text-properties style:font-name="游明朝" fo:font-size="80pt" style:font-name-asian="游明朝" style:font-size-asian="80pt" style:font-size-complex="80pt"/>
    </style:style>
    <style:style style:name="P5" style:family="paragraph">
      <loext:graphic-properties draw:fill-color="#ffffff"/>
    </style:style>
    <style:style style:name="T1" style:family="text">
      <style:text-properties style:font-name="游明朝" fo:font-size="127.800003051758pt" fo:font-style="normal" fo:font-weight="bold" style:font-name-asian="游明朝" style:font-size-asian="127.800003051758pt" style:font-style-asian="normal" style:font-weight-asian="bold" style:font-size-complex="127.800003051758pt" style:font-style-complex="normal" style:font-weight-complex="bold"/>
    </style:style>
    <style:style style:name="T2" style:family="text">
      <style:text-properties style:font-name="游明朝" fo:font-size="80pt" style:font-name-asian="游明朝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15.4cm" svg:height="5.4cm" svg:x="-0.4cm" svg:y="1.6cm">
          <draw:text-box>
            <text:p text:style-name="P1"><text:span text:style-name="T1">ザ 写経</text:span></text:p>
          </draw:text-box>
        </draw:frame>
        <draw:frame draw:style-name="gr2" draw:text-style-name="P4" draw:layer="layout" svg:width="2.8cm" svg:height="3.363cm" svg:x="3.3cm" svg:y="2.5cm">
          <draw:text-box>
            <text:p text:style-name="P3"><text:span text:style-name="T2">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メイリオ1" svg:font-family="メイリオ" style:font-family-generic="roman" style:font-pitch="variable"/>
    <style:font-face style:name="游明朝" svg:font-family="游明朝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52cm" fo:margin-bottom="0cm" fo:text-indent="0cm"/>
      <style:text-properties fo:font-size="17.7999992370605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19cm" fo:margin-bottom="0cm" fo:text-indent="0cm"/>
      <style:text-properties fo:font-size="15.1999998092651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25cm" fo:margin-bottom="0cm" fo:text-indent="0cm"/>
      <style:text-properties fo:font-size="12.6999998092651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標準" style:page-layout-name="PM1" draw:style-name="Mdp1">
      <draw:frame presentation:style-name="標準-title" draw:layer="backgroundobjects" svg:width="13.319cm" svg:height="1.669cm" svg:x="0.74cm" svg:y="0.398cm" presentation:class="title" presentation:placeholder="true">
        <draw:text-box/>
      </draw:frame>
      <draw:frame presentation:style-name="標準-outline1" draw:layer="backgroundobjects" svg:width="13.319cm" svg:height="5.799cm" svg:x="0.74cm" svg:y="2.339cm" presentation:class="outline" presentation:placeholder="true">
        <draw:text-box/>
      </draw:frame>
      <draw:frame presentation:style-name="Mpr1" draw:text-style-name="MP2" draw:layer="backgroundobjects" svg:width="3.448cm" svg:height="0.689cm" svg:x="0.74cm" svg:y="9.1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691cm" svg:height="0.689cm" svg:x="5.061cm" svg:y="9.1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48cm" svg:height="0.689cm" svg:x="10.611cm" svg:y="9.10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4:19:32.581000000</meta:creation-date>
    <dc:date>2020-02-08T14:29:30.595000000</dc:date>
    <meta:editing-duration>PT8M27S</meta:editing-duration>
    <meta:editing-cycles>2</meta:editing-cycles>
    <meta:generator>LibreOffice/6.2.0.3$Windows_X86_64 LibreOffice_project/98c6a8a1c6c7b144ce3cc729e34964b47ce25d62</meta:generator>
    <meta:document-statistic meta:object-count="25"/>
  </office:meta>
</office:document-meta>
</file>